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bold" officeooo:rsid="003b4157" officeooo:paragraph-rsid="003b4157" style:font-weight-asian="bold" style:font-weight-complex="bold"/>
    </style:style>
    <style:style style:name="P2" style:family="paragraph" style:parent-style-name="Standard">
      <style:text-properties fo:font-weight="bold" officeooo:rsid="001f1698" officeooo:paragraph-rsid="001f1698" style:font-weight-asian="bold" style:font-weight-complex="bold"/>
    </style:style>
    <style:style style:name="P3" style:family="paragraph" style:parent-style-name="Standard">
      <style:text-properties fo:font-weight="bold" officeooo:rsid="002de886" officeooo:paragraph-rsid="002de886" style:font-weight-asian="bold" style:font-weight-complex="bold"/>
    </style:style>
    <style:style style:name="P4" style:family="paragraph" style:parent-style-name="Standard">
      <style:text-properties fo:font-weight="normal" officeooo:rsid="003b4157" officeooo:paragraph-rsid="004afb17" style:font-weight-asian="normal" style:font-weight-complex="normal"/>
    </style:style>
    <style:style style:name="P5" style:family="paragraph" style:parent-style-name="Standard">
      <style:text-properties fo:font-weight="normal" officeooo:rsid="0049b8cc" officeooo:paragraph-rsid="0049b8cc" style:font-weight-asian="normal" style:font-weight-complex="normal"/>
    </style:style>
    <style:style style:name="P6" style:family="paragraph" style:parent-style-name="Standard">
      <style:text-properties fo:font-weight="normal" officeooo:rsid="002ee4b8" officeooo:paragraph-rsid="0030d30e" style:font-weight-asian="normal" style:font-weight-complex="normal"/>
    </style:style>
    <style:style style:name="P7" style:family="paragraph" style:parent-style-name="Standard">
      <style:text-properties fo:font-weight="normal" officeooo:rsid="00455074" officeooo:paragraph-rsid="00455074" style:font-weight-asian="normal" style:font-weight-complex="normal"/>
    </style:style>
    <style:style style:name="P8" style:family="paragraph" style:parent-style-name="Standard">
      <style:text-properties fo:font-weight="normal" officeooo:rsid="0051b805" officeooo:paragraph-rsid="0051b805" style:font-weight-asian="normal" style:font-weight-complex="normal"/>
    </style:style>
    <style:style style:name="P9" style:family="paragraph" style:parent-style-name="Standard">
      <style:text-properties fo:font-weight="normal" officeooo:rsid="0040337c" officeooo:paragraph-rsid="0040337c" style:font-weight-asian="normal" style:font-weight-complex="normal"/>
    </style:style>
    <style:style style:name="P10" style:family="paragraph" style:parent-style-name="Standard">
      <style:text-properties officeooo:rsid="003b4157" officeooo:paragraph-rsid="003b4157"/>
    </style:style>
    <style:style style:name="P11" style:family="paragraph" style:parent-style-name="Standard">
      <style:text-properties officeooo:rsid="004afb17" officeooo:paragraph-rsid="004afb17"/>
    </style:style>
    <style:style style:name="P12" style:family="paragraph" style:parent-style-name="Standard">
      <style:text-properties officeooo:rsid="0040337c" officeooo:paragraph-rsid="0040337c"/>
    </style:style>
    <style:style style:name="P13" style:family="paragraph" style:parent-style-name="Standard">
      <style:paragraph-properties fo:text-align="center" style:justify-single-word="false"/>
      <style:text-properties fo:font-size="18pt" fo:font-weight="bold" officeooo:rsid="004b2650" officeooo:paragraph-rsid="004b2650" style:font-size-asian="18pt" style:font-weight-asian="bold" style:font-size-complex="18pt" style:font-weight-complex="bold"/>
    </style:style>
    <style:style style:name="P14" style:family="paragraph" style:parent-style-name="Standard">
      <style:text-properties fo:color="#0000cc" officeooo:rsid="00254917" officeooo:paragraph-rsid="00254917"/>
    </style:style>
    <style:style style:name="P15" style:family="paragraph" style:parent-style-name="Standard">
      <style:text-properties fo:color="#ff0000" officeooo:rsid="00254917" officeooo:paragraph-rsid="00254917"/>
    </style:style>
    <style:style style:name="P16" style:family="paragraph" style:parent-style-name="Standard">
      <style:text-properties fo:color="#ff0000" officeooo:rsid="00254917" officeooo:paragraph-rsid="0029fe05"/>
    </style:style>
    <style:style style:name="P17" style:family="paragraph" style:parent-style-name="Standard">
      <style:text-properties fo:color="#ff0000" officeooo:rsid="00254917" officeooo:paragraph-rsid="00665e51"/>
    </style:style>
    <style:style style:name="P18" style:family="paragraph" style:parent-style-name="Standard">
      <style:text-properties fo:color="#ff0000" officeooo:rsid="00254917" officeooo:paragraph-rsid="00832b6f"/>
    </style:style>
    <style:style style:name="P19" style:family="paragraph" style:parent-style-name="Standard">
      <style:text-properties fo:color="#ff0000" officeooo:rsid="00254917" officeooo:paragraph-rsid="0083fe93"/>
    </style:style>
    <style:style style:name="P20" style:family="paragraph" style:parent-style-name="Standard">
      <style:text-properties fo:color="#ff0000" fo:font-weight="bold" officeooo:rsid="001f9ef4" officeooo:paragraph-rsid="0036ebfb" style:font-weight-asian="bold" style:font-weight-complex="bold"/>
    </style:style>
    <style:style style:name="P21" style:family="paragraph" style:parent-style-name="Standard">
      <style:text-properties fo:color="#ff0000" fo:font-weight="normal" officeooo:rsid="00254917" officeooo:paragraph-rsid="00509856" style:font-weight-asian="normal" style:font-weight-complex="normal"/>
    </style:style>
    <style:style style:name="P22" style:family="paragraph" style:parent-style-name="Standard">
      <style:text-properties fo:color="#ff0000" fo:font-weight="normal" officeooo:rsid="00254917" officeooo:paragraph-rsid="0040337c" style:font-weight-asian="normal" style:font-weight-complex="normal"/>
    </style:style>
    <style:style style:name="P23" style:family="paragraph" style:parent-style-name="Standard">
      <style:text-properties fo:color="#ff0000" fo:font-weight="normal" officeooo:rsid="00254917" officeooo:paragraph-rsid="004afb17" style:font-weight-asian="normal" style:font-weight-complex="normal"/>
    </style:style>
    <style:style style:name="P24" style:family="paragraph" style:parent-style-name="Standard">
      <style:text-properties fo:color="#ff0000" fo:font-weight="normal" officeooo:rsid="00254917" officeooo:paragraph-rsid="007f4e5a" style:font-weight-asian="normal" style:font-weight-complex="normal"/>
    </style:style>
    <style:style style:name="P25" style:family="paragraph" style:parent-style-name="Standard">
      <style:text-properties fo:color="#ff0000" fo:font-weight="normal" officeooo:rsid="00254917" officeooo:paragraph-rsid="007f56d8" style:font-weight-asian="normal" style:font-weight-complex="normal"/>
    </style:style>
    <style:style style:name="P26" style:family="paragraph" style:parent-style-name="Standard">
      <style:text-properties officeooo:rsid="003da6e2" officeooo:paragraph-rsid="003da6e2"/>
    </style:style>
    <style:style style:name="P27" style:family="paragraph" style:parent-style-name="Standard">
      <style:text-properties officeooo:rsid="003d1495" officeooo:paragraph-rsid="003d1495"/>
    </style:style>
    <style:style style:name="P28" style:family="paragraph" style:parent-style-name="Standard">
      <style:text-properties officeooo:rsid="003659ab" officeooo:paragraph-rsid="003659ab"/>
    </style:style>
    <style:style style:name="P29" style:family="paragraph" style:parent-style-name="Standard">
      <style:text-properties officeooo:rsid="0034cb86" officeooo:paragraph-rsid="0034cb86"/>
    </style:style>
    <style:style style:name="P30" style:family="paragraph" style:parent-style-name="Standard">
      <style:text-properties officeooo:rsid="00338e70" officeooo:paragraph-rsid="00338e70"/>
    </style:style>
    <style:style style:name="P31" style:family="paragraph" style:parent-style-name="Standard">
      <style:text-properties officeooo:rsid="00314379" officeooo:paragraph-rsid="00314379"/>
    </style:style>
    <style:style style:name="P32" style:family="paragraph" style:parent-style-name="Standard">
      <style:text-properties officeooo:rsid="00314379" officeooo:paragraph-rsid="0069c37b"/>
    </style:style>
    <style:style style:name="P33" style:family="paragraph" style:parent-style-name="Standard">
      <style:text-properties officeooo:rsid="002ee4b8" officeooo:paragraph-rsid="002ee4b8"/>
    </style:style>
    <style:style style:name="P34" style:family="paragraph" style:parent-style-name="Standard">
      <style:text-properties officeooo:rsid="002ee4b8" officeooo:paragraph-rsid="0030d30e"/>
    </style:style>
    <style:style style:name="P35" style:family="paragraph" style:parent-style-name="Standard">
      <style:text-properties officeooo:rsid="002f8fdf" officeooo:paragraph-rsid="002f8fdf"/>
    </style:style>
    <style:style style:name="P36" style:family="paragraph" style:parent-style-name="Standard">
      <style:text-properties officeooo:rsid="002de886" officeooo:paragraph-rsid="002de886"/>
    </style:style>
    <style:style style:name="P37" style:family="paragraph" style:parent-style-name="Standard">
      <style:text-properties officeooo:rsid="00282bb0" officeooo:paragraph-rsid="0039d191"/>
    </style:style>
    <style:style style:name="P38" style:family="paragraph" style:parent-style-name="Standard">
      <style:text-properties officeooo:rsid="00282bb0" officeooo:paragraph-rsid="00282bb0"/>
    </style:style>
    <style:style style:name="P39" style:family="paragraph" style:parent-style-name="Standard">
      <style:text-properties officeooo:rsid="00282bb0" officeooo:paragraph-rsid="008c6941"/>
    </style:style>
    <style:style style:name="P40" style:family="paragraph" style:parent-style-name="Standard">
      <style:text-properties officeooo:rsid="0029fe05" officeooo:paragraph-rsid="0029fe05"/>
    </style:style>
    <style:style style:name="P41" style:family="paragraph" style:parent-style-name="Standard">
      <style:text-properties officeooo:rsid="002cc99a" officeooo:paragraph-rsid="002cc99a"/>
    </style:style>
    <style:style style:name="P42" style:family="paragraph" style:parent-style-name="Standard">
      <style:text-properties officeooo:rsid="00254917" officeooo:paragraph-rsid="00254917"/>
    </style:style>
    <style:style style:name="P43" style:family="paragraph" style:parent-style-name="Standard">
      <style:text-properties officeooo:rsid="00254917" officeooo:paragraph-rsid="00609310"/>
    </style:style>
    <style:style style:name="P44" style:family="paragraph" style:parent-style-name="Standard">
      <style:text-properties officeooo:rsid="0023f4ce" officeooo:paragraph-rsid="0023f4ce"/>
    </style:style>
    <style:style style:name="P45" style:family="paragraph" style:parent-style-name="Standard">
      <style:text-properties officeooo:rsid="0023f4ce" officeooo:paragraph-rsid="004319db"/>
    </style:style>
    <style:style style:name="P46" style:family="paragraph" style:parent-style-name="Standard">
      <style:text-properties officeooo:rsid="001d4534" officeooo:paragraph-rsid="001d4534"/>
    </style:style>
    <style:style style:name="P47" style:family="paragraph" style:parent-style-name="Standard">
      <style:text-properties officeooo:rsid="001d4534" officeooo:paragraph-rsid="0056a962"/>
    </style:style>
    <style:style style:name="P48" style:family="paragraph" style:parent-style-name="Standard">
      <style:text-properties officeooo:rsid="004e673f" officeooo:paragraph-rsid="004e673f"/>
    </style:style>
    <style:style style:name="P49" style:family="paragraph" style:parent-style-name="Standard">
      <style:text-properties officeooo:rsid="004ece4e" officeooo:paragraph-rsid="004ece4e"/>
    </style:style>
    <style:style style:name="P50" style:family="paragraph" style:parent-style-name="Standard">
      <style:paragraph-properties fo:text-align="start" style:justify-single-word="false"/>
      <style:text-properties fo:font-size="14pt" fo:font-weight="normal" officeooo:rsid="0053b685" officeooo:paragraph-rsid="0053b685" style:font-size-asian="12.25pt" style:font-weight-asian="normal" style:font-size-complex="14pt" style:font-weight-complex="normal"/>
    </style:style>
    <style:style style:name="P51" style:family="paragraph" style:parent-style-name="Standard">
      <style:text-properties officeooo:rsid="005b3932" officeooo:paragraph-rsid="005b3932"/>
    </style:style>
    <style:style style:name="P52" style:family="paragraph" style:parent-style-name="Standard">
      <style:text-properties officeooo:rsid="005e41b6" officeooo:paragraph-rsid="005e41b6"/>
    </style:style>
    <style:style style:name="P53" style:family="paragraph" style:parent-style-name="Standard">
      <style:text-properties officeooo:rsid="005ffe0d" officeooo:paragraph-rsid="005ffe0d"/>
    </style:style>
    <style:style style:name="P54" style:family="paragraph" style:parent-style-name="Standard">
      <style:text-properties officeooo:rsid="00639890" officeooo:paragraph-rsid="00639890"/>
    </style:style>
    <style:style style:name="P55" style:family="paragraph" style:parent-style-name="Standard">
      <style:text-properties officeooo:rsid="006e2d7b" officeooo:paragraph-rsid="006e2d7b"/>
    </style:style>
    <style:style style:name="P56" style:family="paragraph" style:parent-style-name="Standard">
      <style:text-properties officeooo:rsid="007abaa5" officeooo:paragraph-rsid="007abaa5"/>
    </style:style>
    <style:style style:name="P57" style:family="paragraph" style:parent-style-name="Standard">
      <style:text-properties officeooo:rsid="008c6941" officeooo:paragraph-rsid="008dd9b0"/>
    </style:style>
    <style:style style:name="P58" style:family="paragraph" style:parent-style-name="Standard">
      <style:text-properties officeooo:rsid="0092f8e7" officeooo:paragraph-rsid="0092f8e7"/>
    </style:style>
    <style:style style:name="P59" style:family="paragraph" style:parent-style-name="Standard">
      <style:paragraph-properties fo:break-before="page"/>
      <style:text-properties fo:font-weight="bold" officeooo:rsid="003b4157" officeooo:paragraph-rsid="003b4157" style:font-weight-asian="bold" style:font-weight-complex="bold"/>
    </style:style>
    <style:style style:name="P60" style:family="paragraph" style:parent-style-name="Standard">
      <style:paragraph-properties fo:break-before="page"/>
      <style:text-properties fo:font-weight="bold" officeooo:rsid="001f1698" officeooo:paragraph-rsid="001f1698" style:font-weight-asian="bold" style:font-weight-complex="bold"/>
    </style:style>
    <style:style style:name="P61" style:family="paragraph" style:parent-style-name="Standard">
      <style:paragraph-properties fo:break-before="page"/>
      <style:text-properties fo:font-weight="bold" officeooo:rsid="0034cb86" officeooo:paragraph-rsid="0034cb86" style:font-weight-asian="bold" style:font-weight-complex="bold"/>
    </style:style>
    <style:style style:name="P62" style:family="paragraph" style:parent-style-name="Standard">
      <style:paragraph-properties fo:break-before="page"/>
      <style:text-properties fo:font-weight="bold" officeooo:rsid="002de886" officeooo:paragraph-rsid="002de886" style:font-weight-asian="bold" style:font-weight-complex="bold"/>
    </style:style>
    <style:style style:name="P63" style:family="paragraph" style:parent-style-name="Standard">
      <style:paragraph-properties fo:break-before="page"/>
      <style:text-properties fo:font-weight="bold" officeooo:rsid="00282bb0" officeooo:paragraph-rsid="00282bb0" style:font-weight-asian="bold" style:font-weight-complex="bold"/>
    </style:style>
    <style:style style:name="P64" style:family="paragraph" style:parent-style-name="Standard">
      <style:paragraph-properties fo:break-before="page"/>
      <style:text-properties fo:font-weight="bold" officeooo:rsid="0023f4ce" officeooo:paragraph-rsid="0023f4ce" style:font-weight-asian="bold" style:font-weight-complex="bold"/>
    </style:style>
    <style:style style:name="P65" style:family="paragraph" style:parent-style-name="Standard">
      <style:paragraph-properties fo:break-before="page"/>
      <style:text-properties officeooo:rsid="00254917" officeooo:paragraph-rsid="00254917"/>
    </style:style>
    <style:style style:name="T1" style:family="text">
      <style:text-properties style:text-position="super 58%"/>
    </style:style>
    <style:style style:name="T2" style:family="text">
      <style:text-properties officeooo:rsid="001f9ef4"/>
    </style:style>
    <style:style style:name="T3" style:family="text">
      <style:text-properties officeooo:rsid="00222cc9"/>
    </style:style>
    <style:style style:name="T4" style:family="text">
      <style:text-properties officeooo:rsid="00254917"/>
    </style:style>
    <style:style style:name="T5" style:family="text">
      <style:text-properties officeooo:rsid="0025b7b0"/>
    </style:style>
    <style:style style:name="T6" style:family="text">
      <style:text-properties officeooo:rsid="0026fc5d"/>
    </style:style>
    <style:style style:name="T7" style:family="text">
      <style:text-properties fo:font-weight="bold" style:font-weight-asian="bold" style:font-weight-complex="bold"/>
    </style:style>
    <style:style style:name="T8" style:family="text">
      <style:text-properties fo:font-weight="bold" officeooo:rsid="0049b8cc" style:font-weight-asian="bold" style:font-weight-complex="bold"/>
    </style:style>
    <style:style style:name="T9" style:family="text">
      <style:text-properties fo:font-weight="normal" style:font-weight-asian="normal" style:font-weight-complex="normal"/>
    </style:style>
    <style:style style:name="T10" style:family="text">
      <style:text-properties fo:font-weight="normal" officeooo:rsid="0030d30e" style:font-weight-asian="normal" style:font-weight-complex="normal"/>
    </style:style>
    <style:style style:name="T11" style:family="text">
      <style:text-properties officeooo:rsid="0034c6ec"/>
    </style:style>
    <style:style style:name="T12" style:family="text">
      <style:text-properties officeooo:rsid="003659ab"/>
    </style:style>
    <style:style style:name="T13" style:family="text">
      <style:text-properties officeooo:rsid="00389256"/>
    </style:style>
    <style:style style:name="T14" style:family="text">
      <style:text-properties officeooo:rsid="003b4157"/>
    </style:style>
    <style:style style:name="T15" style:family="text">
      <style:text-properties officeooo:rsid="003d1495"/>
    </style:style>
    <style:style style:name="T16" style:family="text">
      <style:text-properties officeooo:rsid="003e5434"/>
    </style:style>
    <style:style style:name="T17" style:family="text">
      <style:text-properties officeooo:rsid="004319db"/>
    </style:style>
    <style:style style:name="T18" style:family="text">
      <style:text-properties officeooo:rsid="00454dda"/>
    </style:style>
    <style:style style:name="T19" style:family="text">
      <style:text-properties officeooo:rsid="0045a43d"/>
    </style:style>
    <style:style style:name="T20" style:family="text">
      <style:text-properties officeooo:rsid="00471e92"/>
    </style:style>
    <style:style style:name="T21" style:family="text">
      <style:text-properties officeooo:rsid="0047375a"/>
    </style:style>
    <style:style style:name="T22" style:family="text">
      <style:text-properties officeooo:rsid="0047a83b"/>
    </style:style>
    <style:style style:name="T23" style:family="text">
      <style:text-properties officeooo:rsid="00495158"/>
    </style:style>
    <style:style style:name="T24" style:family="text">
      <style:text-properties officeooo:rsid="0049b8cc"/>
    </style:style>
    <style:style style:name="T25" style:family="text">
      <style:text-properties officeooo:rsid="004b6b27"/>
    </style:style>
    <style:style style:name="T26" style:family="text">
      <style:text-properties officeooo:rsid="004d0be7"/>
    </style:style>
    <style:style style:name="T27" style:family="text">
      <style:text-properties officeooo:rsid="00519ce6"/>
    </style:style>
    <style:style style:name="T28" style:family="text">
      <style:text-properties officeooo:rsid="0051b805"/>
    </style:style>
    <style:style style:name="T29" style:family="text">
      <style:text-properties officeooo:rsid="0054994a"/>
    </style:style>
    <style:style style:name="T30" style:family="text">
      <style:text-properties officeooo:rsid="0056a962"/>
    </style:style>
    <style:style style:name="T31" style:family="text">
      <style:text-properties officeooo:rsid="005769e2"/>
    </style:style>
    <style:style style:name="T32" style:family="text">
      <style:text-properties officeooo:rsid="0058f241"/>
    </style:style>
    <style:style style:name="T33" style:family="text">
      <style:text-properties officeooo:rsid="005d05ab"/>
    </style:style>
    <style:style style:name="T34" style:family="text">
      <style:text-properties officeooo:rsid="00609310"/>
    </style:style>
    <style:style style:name="T35" style:family="text">
      <style:text-properties officeooo:rsid="0060d98d"/>
    </style:style>
    <style:style style:name="T36" style:family="text">
      <style:text-properties officeooo:rsid="0061a00a"/>
    </style:style>
    <style:style style:name="T37" style:family="text">
      <style:text-properties officeooo:rsid="0064bc98"/>
    </style:style>
    <style:style style:name="T38" style:family="text">
      <style:text-properties officeooo:rsid="006e1e33"/>
    </style:style>
    <style:style style:name="T39" style:family="text">
      <style:text-properties officeooo:rsid="006f023d"/>
    </style:style>
    <style:style style:name="T40" style:family="text">
      <style:text-properties officeooo:rsid="0070e1c5"/>
    </style:style>
    <style:style style:name="T41" style:family="text">
      <style:text-properties officeooo:rsid="00743138"/>
    </style:style>
    <style:style style:name="T42" style:family="text">
      <style:text-properties officeooo:rsid="00760dce"/>
    </style:style>
    <style:style style:name="T43" style:family="text">
      <style:text-properties officeooo:rsid="007737c6"/>
    </style:style>
    <style:style style:name="T44" style:family="text">
      <style:text-properties officeooo:rsid="0078be05"/>
    </style:style>
    <style:style style:name="T45" style:family="text">
      <style:text-properties officeooo:rsid="007abaa5"/>
    </style:style>
    <style:style style:name="T46" style:family="text">
      <style:text-properties officeooo:rsid="007bbc86"/>
    </style:style>
    <style:style style:name="T47" style:family="text">
      <style:text-properties officeooo:rsid="007c5c58"/>
    </style:style>
    <style:style style:name="T48" style:family="text">
      <style:text-properties officeooo:rsid="007f56d8"/>
    </style:style>
    <style:style style:name="T49" style:family="text">
      <style:text-properties officeooo:rsid="0081064f"/>
    </style:style>
    <style:style style:name="T50" style:family="text">
      <style:text-properties officeooo:rsid="00867b35"/>
    </style:style>
    <style:style style:name="T51" style:family="text">
      <style:text-properties officeooo:rsid="00889432"/>
    </style:style>
    <style:style style:name="T52" style:family="text">
      <style:text-properties officeooo:rsid="0088d40a"/>
    </style:style>
    <style:style style:name="T53" style:family="text">
      <style:text-properties officeooo:rsid="00282bb0"/>
    </style:style>
    <style:style style:name="T54" style:family="text">
      <style:text-properties officeooo:rsid="008dd9b0"/>
    </style:style>
    <style:style style:name="T55" style:family="text">
      <style:text-properties officeooo:rsid="008eb5d9"/>
    </style:style>
    <style:style style:name="T56" style:family="text">
      <style:text-properties officeooo:rsid="008fdd68"/>
    </style:style>
    <style:style style:name="T57" style:family="text">
      <style:text-properties officeooo:rsid="009016b5"/>
    </style:style>
    <style:style style:name="T58" style:family="text">
      <style:text-properties officeooo:rsid="0092f8e7"/>
    </style:style>
    <style:style style:name="T59" style:family="text">
      <style:text-properties officeooo:rsid="004e673f"/>
    </style:style>
    <style:style style:name="T60" style:family="text">
      <style:text-properties officeooo:rsid="0093a4a5"/>
    </style:style>
    <style:style style:name="T61" style:family="text">
      <style:text-properties officeooo:rsid="0094c886"/>
    </style:style>
    <style:style style:name="T62" style:family="text">
      <style:text-properties officeooo:rsid="0094ed5a"/>
    </style:style>
    <style:style style:name="T63" style:family="text">
      <style:text-properties officeooo:rsid="00966f80"/>
    </style:style>
    <style:style style:name="T64" style:family="text">
      <style:text-properties officeooo:rsid="0096e136"/>
    </style:style>
    <style:style style:name="T65" style:family="text">
      <style:text-properties officeooo:rsid="0098257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Visite virtuelle ou guidée du lycée Fabert …</text:p>
      <text:p text:style-name="P13"/>
      <text:p text:style-name="P13"/>
      <text:p text:style-name="P50">Idées :</text:p>
      <text:p text:style-name="P50">- <text:span text:style-name="T50">généralités + </text:span>plan « cliquable » menant vers chacun des lieux <text:span text:style-name="T65">(avec numéro pour chaque lieu)</text:span></text:p>
      <text:p text:style-name="P50">- une page html par lieu,</text:p>
      <text:p text:style-name="P50">- version classique et version mobile de chaque page html,</text:p>
      <text:p text:style-name="P50">- génération de QR codes <text:span text:style-name="T65">(avec report du numéro du plan)</text:span> qui seraient apposés devant chaque lieu.</text:p>
      <text:p text:style-name="P50"/>
      <text:p text:style-name="P60"/>
      <text:p text:style-name="P2"/>
      <text:p text:style-name="P2"/>
      <text:p text:style-name="P2">Plan <text:span text:style-name="T2">et présentation </text:span>historique</text:p>
      <text:p text:style-name="P46"/>
      <text:p text:style-name="P46">Par le décret du 11 floréal <text:span text:style-name="T29">A</text:span>n X (1<text:span text:style-name="T1">er</text:span> mai 1802), Napoléon 1<text:span text:style-name="T1">er</text:span> <text:s/><text:span text:style-name="T12">confie l’instruction</text:span> publique à des écoles primaires et secondaires <text:span text:style-name="T29">(</text:span>à la charge des communes<text:span text:style-name="T29">)</text:span> et à des lycées <text:span text:style-name="T29">(</text:span>entretenus par l'État<text:span text:style-name="T29">)</text:span>.</text:p>
      <text:p text:style-name="P46">Il entendait y façonner des fonctionnaires compétents, dévoués et zélés prêts à servir <text:span text:style-name="T3">son </text:span>Empire.</text:p>
      <text:p text:style-name="P46"/>
      <text:p text:style-name="P47"><text:span text:style-name="T29">Le décret du 27 fructidor An XI (14 septembre 1803) institue alors un lycée à Metz. </text:span>Après de longs mois de travaux nécessaires à rendre utilisables les locaux <text:span text:style-name="T30">fortement dégradés notamment par la révolution</text:span>, le lycée Fabert, alors lycée Impérial et premier lycée de Metz, accueille ses 200 premiers élèves en octobre 1804.</text:p>
      <text:p text:style-name="P46"/>
      <text:p text:style-name="P46">Les archives concernant la remise des prix de 1808 montrent des élèves aux origines très diverses, de la région mais aussi de Paris, Sarrelouis, Liège, et même de Moscou ...</text:p>
      <text:p text:style-name="P46"/>
      <text:p text:style-name="P18"/>
      <text:p text:style-name="P18"/>
      <text:p text:style-name="P20">[Insérer le plan du lycée et les numéros cliquables] </text:p>
      <text:p text:style-name="P64"><text:span text:style-name="T13">L'entrée</text:span> et <text:span text:style-name="T13">la</text:span> cour d'honneur</text:p>
      <text:p text:style-name="P44"/>
      <text:p text:style-name="P44">Comme le montre la plaque commémorative située à l'entrée, le lycée Fabert a souvent changé de nom au fil de l'histoire mouvementé<text:span text:style-name="T51">e</text:span> de notre région <text:span text:style-name="T31">(voir photo ci-dessous).</text:span></text:p>
      <text:p text:style-name="P44"/>
      <text:p text:style-name="P44">On peut<text:span text:style-name="T4"> </text:span>relever <text:span text:style-name="T4">les éléments suivants</text:span> :</text:p>
      <text:p text:style-name="P45">- le nom du premier proviseur, Clément Duquesnoy, qui est décrit comme un homme très <text:span text:style-name="T17">dynamique</text:span>, compétent, mais aussi <text:span text:style-name="T17">carriériste qui veillait à ne vexer ni la monarchie ni l'empire pour être prêt à tout retournement de situation politique.</text:span> Il n'hésita pas à faire renvoyer <text:span text:style-name="T17">des professeurs </text:span>qu'il jugea<text:span text:style-name="T17">it</text:span> trop indépendant <text:span text:style-name="T17">comme en fit les frais </text:span>un professeur de mathématique<text:span text:style-name="T52">s</text:span> nommé Mathieu,</text:p>
      <text:p text:style-name="P44">- René Haby, agrégé de géographie, qui fut proviseur du lycée de Metz (1960-1962), professeur des Université, recteur et enfin ministre (1974-1978). <text:span text:style-name="T4">On lui doit le « collège unique »,</text:span></text:p>
      <text:p text:style-name="P44">- l<text:span text:style-name="T32">a mixité qui devint progressivement effective à partir du début des années 1970.</text:span></text:p>
      <text:p text:style-name="P44"/>
      <text:p text:style-name="P44"/>
      <text:p text:style-name="P51">Le lycée Fabert est constitué de nombreux bâtiments ajoutés ou agrandis au fur et à mesure des besoins. Ainsi le premier étage de la cour d'honneur date seulement de la 1ère annexion allemande en 1870</text:p>
      <text:p text:style-name="P14"/>
      <text:p text:style-name="P44"/>
      <text:p text:style-name="P44"/>
      <text:p text:style-name="P15">[Insérer photo plaque <text:span text:style-name="T6">des proviseurs</text:span>]</text:p>
      <text:p text:style-name="P65"><text:span text:style-name="T7">La </text:span><text:span text:style-name="T8">s</text:span><text:span text:style-name="T7">tatue du Maréchal Fabert</text:span></text:p>
      <text:p text:style-name="P43"/>
      <text:p text:style-name="P43">Fils d'un bourgeois messin qui fut échevin de la ville, Abraham Fabert s'est distingué par ses qualités militaires et ses compétences d'ingénieur au servi<text:span text:style-name="T5">c</text:span>e des rois Louis XIII (1610-1643) <text:span text:style-name="T34">en participant par exemple au siège de La Rochelle </text:span>et Louis XIV (1643-1715) <text:span text:style-name="T34">en travaillant à la fortification de la ville de Sedan qu'il finance sur ses propres fonds.</text:span></text:p>
      <text:p text:style-name="P42"/>
      <text:p text:style-name="P42">Il fut le premier roturier et le premier messin à accéder à la dignité de Maréchal de France le 28 juin 1658.</text:p>
      <text:p text:style-name="P42"/>
      <text:p text:style-name="P42">Suite à la création d'autres lycées à Metz et en raison des confusions régnant parfois entre les noms de rues et les noms des <text:span text:style-name="T5">l</text:span>ycées, il f<text:span text:style-name="T5">u</text:span>t décid<text:span text:style-name="T5">é en 1962</text:span> de donner un nom au lycée, et probablement celui a-t-il été choisi pour rendre hommage, même tardivement, à cet illustre messin <text:span text:style-name="T35">qui a su gravir l'échelle sociale en accédant à la noblesse.</text:span></text:p>
      <text:p text:style-name="P42"/>
      <text:p text:style-name="P15">[Photo de la statue]</text:p>
      <text:p text:style-name="P42"/>
      <text:p text:style-name="P63">Le cloître</text:p>
      <text:p text:style-name="P38"/>
      <text:p text:style-name="P39">L'abbaye bénédictine fut fondée par l’évêque <text:span text:style-name="T56">de Metz</text:span>, Thierry 1<text:span text:style-name="T1">er</text:span>, en 968.</text:p>
      <text:p text:style-name="P57"><text:span text:style-name="T54">Grâce à la richesse des revenus de l'abbaye, </text:span>débute <text:span text:style-name="T54">au XIIIe</text:span> <text:span text:style-name="T54">siècle </text:span>la construction de l'église abbatiale <text:span text:style-name="T53">dans un faubourg de Vignerons dont le patron est Saint Vincent de qui elle tire donc son nom. </text:span></text:p>
      <text:p text:style-name="P39">L'abbaye possède a cette époque déjà une grande réputation dans le domaine de l'enseignement, notamment grâce au séjour de Sigebert de Gembloux au XIe siècle qui était décrit comme « une fontaine de sagesse ouverte à tous ».</text:p>
      <text:p text:style-name="P39"/>
      <text:p text:style-name="P41">Les galeries du cloître sont ouvertes par des arcades qui reposent sur des piliers à bossages en pierre de Jaumont, les moines étant propriétaires <text:span text:style-name="T33">d'une partie </text:span>des carrières.</text:p>
      <text:p text:style-name="P41"/>
      <text:p text:style-name="P52">Les ordres religieux étant interdits en 1791, les moines quittent l'abbaye et le cloître sert alors par exemple de dépôt pour y entreposer <text:span text:style-name="T57">toutes sortes de choses</text:span>, mais aussi de prison, d'écurie … Il a donc fallu du temps pour remettre les locaux en état pour accueillir les élèves.</text:p>
      <text:p text:style-name="P52">Par ailleurs les arches étaient fermés jusqu'au début du XXe siècle.</text:p>
      <text:p text:style-name="P52"/>
      <text:p text:style-name="P53">À l'étage se trouve notamment la « salle des Empereurs » qui <text:span text:style-name="T55">est</text:span> un rajout de la 1ère annexion allemande.</text:p>
      <text:p text:style-name="P41"/>
      <text:p text:style-name="P41">Au centre, le marronnier du cloître serait, <text:span text:style-name="T18">selon la légende uniquement,</text:span> un arbre de la Liberté.</text:p>
      <text:p text:style-name="P38"/>
      <text:p text:style-name="P19">[<text:span text:style-name="T49">P</text:span>lan ancien <text:span text:style-name="T49">de la ville de Metz</text:span>]</text:p>
      <text:p text:style-name="P16">[Photos cloître]</text:p>
      <text:p text:style-name="P16"/>
      <text:p text:style-name="P40"/>
      <text:p text:style-name="P37"/>
      <text:p text:style-name="P62">Les anciens réfectoires</text:p>
      <text:p text:style-name="P3"/>
      <text:p text:style-name="P7">D<text:span text:style-name="T28">e part et d'autres du couloir, c</text:span>es deux salles ont servi de réfectoire <text:span text:style-name="T35">à la fois du temps de l'abbaye et du temps du lycée</text:span> jusqu'à la construction <text:span text:style-name="T27">de la nouvelle demi-pension en 2002.</text:span></text:p>
      <text:p text:style-name="P8">Elles servent maintenant de salles d'études.</text:p>
      <text:p text:style-name="P8"/>
      <text:p text:style-name="P25">[Photo<text:span text:style-name="T48">]</text:span></text:p>
      <text:p text:style-name="P62"><text:span text:style-name="T36">La cour, </text:span>anciens jardins de l'abbaye</text:p>
      <text:p text:style-name="P36"/>
      <text:p text:style-name="P33">Sur le porche se trouve une inscription énigmatique probablement ajoutée au XIXe siècle :</text:p>
      <text:p text:style-name="P33">« Sunt etiam musis sua ludrica » (Même les muses ont leurs distractions »).</text:p>
      <text:p text:style-name="P33">Elle ne date donc certainement pas de l'époque monastique …</text:p>
      <text:p text:style-name="P33"/>
      <text:p text:style-name="P54">De la cour, s'offre <text:span text:style-name="T37">un beau </text:span>point de vue sur l'église. Initialement église abbatiale, elle devient église paroissiale en 1791 suite au départ de moines puis est consacrée basilique en 1933 avant d'être désacralisée en 2012.</text:p>
      <text:p text:style-name="P33"/>
      <text:p text:style-name="P33">En bordure des anciens jardins de l'abbaye qui serv<text:span text:style-name="T19">ent</text:span> maintenant de cour aux élèves, <text:span text:style-name="T20">se présentent</text:span> deux bâtiments.</text:p>
      <text:p text:style-name="P6">- D'une part <text:span text:style-name="T7">le palais (ou bâtiment) des sciences</text:span>.</text:p>
      <text:p text:style-name="P34"><text:span text:style-name="T10">Il a </text:span>été édifié à l'emplacement de l'ancien hôpital Saint Georges (construit au début du XVIIIe siècle) <text:span text:style-name="T21">qui était </text:span>séparé de l'abbaye par une rue.</text:p>
      <text:p text:style-name="P35">Ce bâtiment avait été annexé au lycée dès son ouverture en 1804 et il fut reconstruit en 1953. Il accueille la demi-pension, des salles destinées à l'enseignement scientifique et un cabinet de curiosité (voir <text:span text:style-name="T22">la page dédiée</text:span>).</text:p>
      <text:p text:style-name="P33">- D'autre part <text:span text:style-name="T7">le petit lycée</text:span><text:span text:style-name="T9">.</text:span></text:p>
      <text:p text:style-name="P31">Il ouvre ses portes en 1845 pour accueillir les « petits » (classes élémentaires et collège).</text:p>
      <text:p text:style-name="P32">Afin que ceux-ci ne soient pas pervertis par les « grands » ce bâtiment est totalement autonome (salles, dortoirs, réfectoire) et séparé de la cour du lycée par un mur.</text:p>
      <text:p text:style-name="P30">Le lycée Fabert manquant (à l'époque déjà …) toujours de place, le petit lycée se sépare de ses classes élémentaires en 1948 puis de ses classes de collège en 1974 et est alors <text:span text:style-name="T11">rattaché</text:span> au lycée Fabert.</text:p>
      <text:p text:style-name="P30"/>
      <text:p text:style-name="P17">[Photo inscription]</text:p>
      <text:p text:style-name="P17">[Photo église]</text:p>
      <text:p text:style-name="P17">[Photo bâtiment des sciences]</text:p>
      <text:p text:style-name="P17">[Photo petit lycée]</text:p>
      <text:p text:style-name="P61"><text:span text:style-name="T24">Le </text:span>Cabinet des Curiosités <text:span text:style-name="T24">(au palais des sciences)</text:span></text:p>
      <text:p text:style-name="P29"/>
      <text:p text:style-name="P58">Le lycée possède un <text:span text:style-name="T59"><text:s/>« cabinet des curiosités »qui, </text:span>dans la tradition de la Renaissance,<text:span text:style-name="T59"> regroup</text:span>e<text:span text:style-name="T59"> des objets hétéroclites et souvent mal compris </text:span>à l'époque.</text:p>
      <text:p text:style-name="P48">Parmi les incontournables se trouvent le rostre du poisson scie, le tatou, le toucan, les gorgones, les coraux, les fossiles dont on ne compren<text:span text:style-name="T58">ait </text:span>pas l'origine</text:p>
      <text:p text:style-name="P49">Ce cabinet a été <text:span text:style-name="T60">réalisé grâce à la passion de </text:span>Gilbert Gisclard, ancien professeur de Sciences et Vie de la Terre <text:span text:style-name="T60">du lycée.</text:span> Il a été inauguré le 13 mars 2009.</text:p>
      <text:p text:style-name="P48"/>
      <text:p text:style-name="P48">Grâce au concours de l'Amicale du lycée Fabert, le lycée possède plusieurs ouvrages illustrant concrètement toutes <text:s/>certaines interrogations de l'époque.</text:p>
      <text:p text:style-name="P48">- Tout d'abord le fameux <text:span text:style-name="T7">Telliamed</text:span> écrit par le lorrain <text:span text:style-name="T7">Benoît de Maillet</text:span> (1658-1738) qui souligne les contradictions entre les faits observés et les textes religieux.</text:p>
      <text:p text:style-name="P48">Le livre du lycée est une édition originale publiée en 1748 à Amsterdam (et censuré en France) ... grâce à l'abbé Le Mascrier !</text:p>
      <text:p text:style-name="P48">- Mais aussi trois ouvrages de Buffon dont une édition originale de 1778 : <text:span text:style-name="T7">Les époques de la Nature</text:span>. Dans cet ouvrage il est notamment question du temps géologique.</text:p>
      <text:p text:style-name="P48"/>
      <text:p text:style-name="P21">[Photo Cabinet des curiosités]</text:p>
      <text:p text:style-name="P21">[Photos détaillés de quelques éléments du cabinet]</text:p>
      <text:p text:style-name="P21">[Photo Telliamed]</text:p>
      <text:p text:style-name="P61">Sainte Constance et l'hôtel du Passetemps</text:p>
      <text:p text:style-name="P29"/>
      <text:p text:style-name="P29">La tourelle visible au bord de la Moselle est l'ultime vestige d'un somptueux hôtel particulier du XVe siècle qui a, <text:span text:style-name="T61">selon Philippe de Vigneules,</text:span> accueilli des hôtes prestigieux comme Charles Quint.</text:p>
      <text:p text:style-name="P29">C'est la partie la plus ancienne du lycée.</text:p>
      <text:p text:style-name="P29"/>
      <text:p text:style-name="P28">En face <text:span text:style-name="T14">se trouve le bâtiment de Sainte Constance.</text:span></text:p>
      <text:p text:style-name="P10">C'est un ancien orphelinat qui de 1854 à 1954 pouvait accueillir 100 jeunes filles <text:span text:style-name="T15">âgées</text:span> de 4 à 10 ans. Il est organisé en « U » ouvrant sur la Moselle avec au centre la chapelle.</text:p>
      <text:p text:style-name="P27">A cette époque l'orphelinat était, évidemment, séparé par un mur du Petit Lycée afin d'éviter que les filles ne soient perverties par les garçons …</text:p>
      <text:p text:style-name="P26">Actuellement cet endroit accueille des cours de <text:span text:style-name="T38">différentes</text:span> matières <text:span text:style-name="T42">et la chapelle sert parfois de lieu de concert aux élèves musiciens du lycée.</text:span></text:p>
      <text:p text:style-name="P10"/>
      <text:p text:style-name="P10"><text:span text:style-name="T43">L'</text:span>orphelinat est <text:span text:style-name="T23">l’œuvre</text:span> entière de la vie de Jean-Joseph-Jacques Holandre (bibliothécaire de la ville <text:span text:style-name="T25">de Metz</text:span>) et de son épouse Anne-Marie Piquemal qui sont restés <text:span text:style-name="T16">inconsolables</text:span> <text:span text:style-name="T26">après l</text:span>a mort de leur fille Constance en 1842 à l'âge de 17 ans. Ils consacrèrent <text:span text:style-name="T41">alors </text:span>toute leur fortune à la construction d'un orphelinat.</text:p>
      <text:p text:style-name="P10">A l'intérieur de la chapelle, les parents (décédés en 1858 pour le père et 1867 pour la mère) et leur fille chérie <text:span text:style-name="T40">sont peints sur différents tableaux et </text:span>reposent ensemble pour l'éternité dans la crypte.</text:p>
      <text:p text:style-name="P10"/>
      <text:p text:style-name="P55">Un projet de réfection de ce magnifique bâtiment est en cours et à l'étude par la région Grand Est.</text:p>
      <text:p text:style-name="P10"/>
      <text:p text:style-name="P22">[Photo intérieur]</text:p>
      <text:p text:style-name="P22">[Photo tableau]</text:p>
      <text:p text:style-name="P22">[Photo crypte]</text:p>
      <text:p text:style-name="P9"/>
      <text:p text:style-name="P12"/>
      <text:p text:style-name="P59">L'internat</text:p>
      <text:p text:style-name="P10"/>
      <text:p text:style-name="P11">Ce bâtiment a été construit en 1935 à l'emplacement de l'ancien couvent des Ursulines <text:span text:style-name="T47">(dont subsistent quelques vestiges près de la rue)</text:span> <text:span text:style-name="T46">et était à l'époque un des plus modernes de France.</text:span></text:p>
      <text:p text:style-name="P56"/>
      <text:p text:style-name="P56">Il était lui aussi séparé de Sainte Constance par un mur pour que les jeunes filles ne soient pas pervertis pas les garçons hébergés à l'internat ...</text:p>
      <text:p text:style-name="P11"/>
      <text:p text:style-name="P11">S<text:span text:style-name="T45">a</text:span> conception incarne la modernité de son époque qu'on peut toujours voir dans le « box musée » conservé en l'état avec par exemple des chai<text:span text:style-name="T39">s</text:span>es de Jean Prouvé, <text:s/><text:span text:style-name="T62">le reste du bâtiment ayant été largement rénové depuis.</text:span></text:p>
      <text:p text:style-name="P11"/>
      <text:p text:style-name="P11">Le hall aussi appelé « salle des têtes » abrite des modèles de sculptures antiques autrefois utilisés en cours de dessin.</text:p>
      <text:p text:style-name="P11"/>
      <text:p text:style-name="P23">[Photo bâtiment]</text:p>
      <text:p text:style-name="P23">[Photo box]</text:p>
      <text:p text:style-name="P4"/>
      <text:p text:style-name="P59">Toqueville</text:p>
      <text:p text:style-name="P1"/>
      <text:p text:style-name="P5">Il s'agit d<text:span text:style-name="T44">'un bâtiment récent et dernier </text:span>rattaché au Lycée Fabert <text:span text:style-name="T63">accueillant</text:span> essentiellement les cours dispensés en classes préparatoires aux grandes écoles (CPGE).</text:p>
      <text:p text:style-name="P5"/>
      <text:p text:style-name="P5">Son nom fait référence à <text:s/>Alexis de Toqueville, élève du collège Royal de Metz (nom du lycée à son époque) où il est entré en 1821 alors que son père était préfet de Moselle.</text:p>
      <text:p text:style-name="P5">Homme politique, il devint ministre des Affaires Étrangères sous l<text:span text:style-name="T64">a</text:span> IIe République.</text:p>
      <text:p text:style-name="P5"/>
      <text:p text:style-name="P24">[Photo bâti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3T19:08:33.560393489</meta:creation-date>
    <dc:date>2017-11-22T19:35:59.760029313</dc:date>
    <meta:editing-duration>PT3H24M46S</meta:editing-duration>
    <meta:editing-cycles>130</meta:editing-cycles>
    <meta:generator>LibreOffice/4.2.8.2$Linux_X86_64 LibreOffice_project/420m0$Build-2</meta:generator>
    <meta:document-statistic meta:table-count="0" meta:image-count="0" meta:object-count="0" meta:page-count="11" meta:paragraph-count="93" meta:word-count="1721" meta:character-count="10182" meta:non-whitespace-character-count="8547"/>
  </office:meta>
</office:document-meta>
</file>